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ambria" svg:font-family="Cambria" style:font-pitch="variable"/>
    <style:font-face style:name="Courier New" svg:font-family="'Courier New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officeooo:rsid="001ffb89" officeooo:paragraph-rsid="001ffb89" style:font-weight-asian="bold" style:font-weight-complex="bold"/>
    </style:style>
    <style:style style:name="P3" style:family="paragraph" style:parent-style-name="Standard">
      <style:text-properties style:font-name="Times New Roman" fo:font-size="12pt" style:font-size-asian="12pt" style:font-name-complex="Times New Roman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name-complex="Times New Roman"/>
    </style:style>
    <style:style style:name="P5" style:family="paragraph" style:parent-style-name="Standard">
      <style:text-properties style:font-name="Times New Roman" fo:font-size="11pt" style:font-size-asian="11pt" style:font-name-complex="Times New Roman"/>
    </style:style>
    <style:style style:name="P6" style:family="paragraph" style:parent-style-name="Standard" style:list-style-name="WW8Num8">
      <style:text-properties style:font-name="Times New Roman" fo:font-size="11pt" style:font-size-asian="11pt" style:font-name-complex="Times New Roman"/>
    </style:style>
    <style:style style:name="P7" style:family="paragraph" style:parent-style-name="Standard" style:list-style-name="WW8Num4">
      <style:text-properties style:font-name="Times New Roman" fo:font-size="11pt" style:font-size-asian="11pt" style:font-name-complex="Times New Roman"/>
    </style:style>
    <style:style style:name="P8" style:family="paragraph" style:parent-style-name="Standard" style:list-style-name="WW8Num9">
      <style:text-properties style:font-name="Times New Roman" fo:font-size="11pt" style:font-size-asian="11pt" style:font-name-complex="Times New Roman"/>
    </style:style>
    <style:style style:name="P9" style:family="paragraph" style:parent-style-name="Standard" style:list-style-name="WW8Num11">
      <style:text-properties style:font-name="Times New Roman" fo:font-size="11pt" style:font-size-asian="11pt" style:font-name-complex="Times New Roman"/>
    </style:style>
    <style:style style:name="P10" style:family="paragraph" style:parent-style-name="Standard" style:list-style-name="WW8Num10">
      <style:text-properties style:font-name="Times New Roman" fo:font-size="11pt" style:font-size-asian="11pt" style:font-name-complex="Times New Roman"/>
    </style:style>
    <style:style style:name="P11" style:family="paragraph" style:parent-style-name="Standard">
      <style:text-properties style:font-name="Times New Roman" fo:font-size="11pt" fo:font-style="italic" style:font-size-asian="11pt" style:font-style-asian="italic" style:font-name-complex="Times New Roman"/>
    </style:style>
    <style:style style:name="P12" style:family="paragraph" style:parent-style-name="Standard">
      <style:text-properties fo:font-size="11pt" fo:font-style="italic" fo:font-weight="bold" officeooo:rsid="001ffb89" officeooo:paragraph-rsid="001ffb89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Standard" style:list-style-name="WW8Num10"/>
    <style:style style:name="P14" style:family="paragraph" style:parent-style-name="Standard">
      <style:text-properties officeooo:paragraph-rsid="001ffb89"/>
    </style:style>
    <style:style style:name="P15" style:family="paragraph" style:parent-style-name="Standard" style:list-style-name="L1">
      <style:text-properties officeooo:paragraph-rsid="001ffb89"/>
    </style:style>
    <style:style style:name="P16" style:family="paragraph" style:parent-style-name="Standard" style:list-style-name="WW8Num1">
      <style:paragraph-properties fo:margin-left="0.5in" fo:margin-right="0.5in" fo:text-indent="-0.25in" style:auto-text-indent="false" fo:background-color="transparent">
        <style:background-image/>
      </style:paragraph-properties>
    </style:style>
    <style:style style:name="P17" style:family="paragraph" style:parent-style-name="Standard" style:list-style-name="WW8Num1">
      <style:paragraph-properties fo:margin-left="0.5in" fo:margin-right="0.5in" fo:text-indent="-0.25in" style:auto-text-indent="false" fo:background-color="transparent">
        <style:background-image/>
      </style:paragraph-properties>
      <style:text-properties fo:color="#222222" style:font-name="Times New Roman" fo:font-size="11pt" style:font-size-asian="11pt" style:font-name-complex="Times New Roman" style:language-complex="none" style:country-complex="none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name-complex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font-name="Times New Roman" fo:font-size="11pt" style:font-size-asian="11pt" style:font-name-complex="Times New Roman"/>
    </style:style>
    <style:style style:name="T4" style:family="text">
      <style:text-properties style:font-name="Times New Roman" fo:font-size="11pt" fo:font-weight="bold" style:font-size-asian="11pt" style:font-weight-asian="bold" style:font-name-complex="Times New Roman"/>
    </style:style>
    <style:style style:name="T5" style:family="text">
      <style:text-properties style:font-name="Times New Roman" fo:font-size="11pt" fo:font-style="italic" style:font-size-asian="11pt" style:font-style-asian="italic" style:font-name-complex="Times New Roman"/>
    </style:style>
    <style:style style:name="T6" style:family="text">
      <style:text-properties style:font-name="Times New Roman" fo:font-size="11pt" fo:language="fr" fo:country="FR" style:font-size-asian="11pt" style:font-name-complex="Times New Roman"/>
    </style:style>
    <style:style style:name="T7" style:family="text">
      <style:text-properties style:font-name="Times New Roman" fo:font-size="11pt" fo:language="fr" fo:country="FR" fo:font-weight="bold" style:font-size-asian="11pt" style:font-weight-asian="bold" style:font-name-complex="Times New Roman"/>
    </style:style>
    <style:style style:name="T8" style:family="text">
      <style:text-properties style:font-name="Times New Roman" fo:font-size="11pt" fo:font-style="normal" fo:font-weight="normal" officeooo:rsid="001ffb89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" style:family="text">
      <style:text-properties style:font-name="Times New Roman" fo:font-size="12pt" style:font-size-asian="12pt" style:font-name-complex="Times New Roman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"/>
    </style:style>
    <style:style style:name="T11" style:family="text">
      <style:text-properties style:font-name="Times New Roman" fo:font-size="12pt" fo:font-weight="normal" style:font-size-asian="12pt" style:font-weight-asian="normal" style:font-name-complex="Times New Roman" style:font-weight-complex="normal"/>
    </style:style>
    <style:style style:name="T12" style:family="text">
      <style:text-properties style:font-name="Times New Roman" fo:font-weight="normal" style:font-weight-asian="normal" style:font-name-complex="Times New Roman" style:font-weight-complex="normal"/>
    </style:style>
    <style:style style:name="T13" style:family="text">
      <style:text-properties fo:font-style="italic" style:font-style-asian="italic"/>
    </style:style>
    <style:style style:name="T14" style:family="text">
      <style:text-properties fo:color="#222222" style:font-name="Arial" fo:font-size="10.5pt" style:font-size-asian="10.5pt" style:font-name-complex="Arial" style:language-complex="none" style:country-complex="none"/>
    </style:style>
    <style:style style:name="T15" style:family="text">
      <style:text-properties fo:color="#222222" style:font-name="Times New Roman" fo:font-size="11pt" style:font-size-asian="11pt" style:font-name-complex="Times New Roman" style:language-complex="none" style:country-complex="none"/>
    </style:style>
    <style:style style:name="T16" style:family="text">
      <style:text-properties officeooo:rsid="001fe29e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ouis S. Gonzalez</text:p>
      <text:p text:style-name="P1"><text:a xlink:type="simple" xlink:href="mailto:Gonzallk@bc.edu" text:style-name="Internet_20_link" text:visited-style-name="Visited_20_Internet_20_Link"><text:span text:style-name="T3">Louisshepardg@gmail.com</text:span></text:a><text:span text:style-name="T3"> (617) 595- 5041</text:span></text:p>
      <text:p text:style-name="P3"><text:tab/><text:tab/><text:tab/><text:tab/><text:tab/><text:tab/><text:tab/><text:tab/><text:tab/><text:tab/><text:tab/><text:tab/>19 Churchill Street</text:p>
      <text:p text:style-name="P3"><text:tab/><text:tab/><text:tab/><text:tab/><text:tab/><text:tab/><text:tab/><text:tab/><text:tab/><text:tab/><text:tab/><text:tab/>Newton, MA 02460</text:p>
      <text:p text:style-name="P14"><text:span text:style-name="T10">EDUCATION</text:span><text:span text:style-name="T9"><text:tab/></text:span></text:p>
      <text:p text:style-name="Standard"><text:span text:style-name="T4">Boston College</text:span><text:span text:style-name="T3">, Chestnut Hill, MA</text:span></text:p>
      <text:p text:style-name="P5">College of Arts and Sciences</text:p>
      <text:p text:style-name="Standard"><text:span text:style-name="T5">Bachelor of Arts/ Science in Sociology, Minor in German Language</text:span><text:span text:style-name="T3"><text:tab/><text:tab/><text:tab/><text:tab/>May 2013</text:span></text:p>
      <text:p text:style-name="P5">GPA 3.37</text:p>
      <text:p text:style-name="Standard"><text:span text:style-name="T7">Institut Catholique Paris</text:span><text:span text:style-name="T3">, Paris, France<text:tab/><text:tab/><text:tab/><text:tab/><text:tab/><text:tab/><text:tab/><text:tab/>Fall Semester, 2012</text:span></text:p>
      <text:p text:style-name="P5">Roomed with French family for immersion program</text:p>
      <text:p text:style-name="P3"/>
      <text:p text:style-name="Standard"><text:span text:style-name="T10">WORK EXPERIENCE </text:span><text:span text:style-name="T9"><text:tab/></text:span></text:p>
      <text:p text:style-name="P2"><text:span text:style-name="T9">Ely Center</text:span><text:span text:style-name="T11">, Auburndale, MA</text:span></text:p>
      <text:p text:style-name="P12"><text:span text:style-name="T12">Assistant</text:span></text:p>
      <text:list xml:id="list4850890222235167567" text:style-name="L1">
        <text:list-item>
          <text:p text:style-name="P15"><text:span text:style-name="T8">I work with kids on their social language development </text:span></text:p>
        </text:list-item>
      </text:list>
      <text:p text:style-name="Standard"><text:span text:style-name="T10">Odenwaldschule</text:span><text:span text:style-name="T9">, </text:span><text:span text:style-name="T3">Heppenheim Ober-Hambach, Germany<text:tab/><text:tab/><text:tab/><text:tab/>August 2013 – Present</text:span></text:p>
      <text:p text:style-name="P11">Assistant English Teacher</text:p>
      <text:list xml:id="list177459468795992569" text:style-name="WW8Num1">
        <text:list-item>
          <text:p text:style-name="P17">Prepared and directed English lessons for elementary school, middle school and high school students.</text:p>
        </text:list-item>
        <text:list-item>
          <text:p text:style-name="P16"><text:span text:style-name="T15">As the live in native English speaker I socialized and participated in extracurricular activities to engage the students in informal English conversation</text:span><text:span text:style-name="T3">.</text:span></text:p>
        </text:list-item>
      </text:list>
      <text:p text:style-name="Standard"><text:span text:style-name="T10">Boston College Catering</text:span><text:span text:style-name="T9">, </text:span><text:span text:style-name="T3">Chestnut Hill, MA <text:tab/><text:tab/><text:tab/><text:tab/><text:tab/><text:tab/>July 2012 – September 2012</text:span></text:p>
      <text:p text:style-name="P11">Inventory Management, Server</text:p>
      <text:list xml:id="list1408098861220462239" text:style-name="WW8Num8">
        <text:list-item>
          <text:p text:style-name="P6">Set and served meals at small and large scale events for alumni, employees, current/ incoming students and their families</text:p>
        </text:list-item>
        <text:list-item>
          <text:p text:style-name="P6">Exercised a high level of professional demeanor and work efficiency to maintain the standard of quality expected at Boston College</text:p>
        </text:list-item>
      </text:list>
      <text:p text:style-name="Standard"><text:span text:style-name="T10">Boston College Language Laboratory</text:span><text:span text:style-name="T9">, </text:span><text:span text:style-name="T3">Chestnut Hill, MA<text:tab/><text:tab/><text:tab/><text:tab/>June 2011 – September 2011</text:span></text:p>
      <text:p text:style-name="P11">Front Desk</text:p>
      <text:list xml:id="list1754639128113460385" text:style-name="WW8Num4">
        <text:list-item>
          <text:p text:style-name="P7">Digitized Laboratory resources using Microsoft Office to make them more accessible</text:p>
        </text:list-item>
        <text:list-item>
          <text:p text:style-name="P7">Recorded resources in circulation</text:p>
        </text:list-item>
      </text:list>
      <text:p text:style-name="Standard"><text:span text:style-name="T10">Garden City Baseball Camp</text:span><text:span text:style-name="T9">, </text:span><text:span text:style-name="T3">Newtonville, MA <text:tab/><text:tab/><text:tab/><text:tab/><text:tab/><text:tab/>June 2009 – July 2009</text:span></text:p>
      <text:p text:style-name="P11">Camp Counselor</text:p>
      <text:list xml:id="list6334492609484613123" text:style-name="WW8Num9">
        <text:list-item>
          <text:p text:style-name="P8">Independently provided baseball training to groups of 9-10 year old baseball players</text:p>
        </text:list-item>
      </text:list>
      <text:p text:style-name="Standard"><text:span text:style-name="T10">Sweet Tomatoes Pizzeria</text:span><text:span text:style-name="T9">, </text:span><text:span text:style-name="T3">West Newton, MA <text:tab/><text:tab/><text:tab/><text:tab/><text:tab/>October 2007 – September 2009</text:span></text:p>
      <text:p text:style-name="P11">Cook, Cashier</text:p>
      <text:list xml:id="list192713316861106" text:continue-numbering="true" text:style-name="WW8Num9">
        <text:list-item>
          <text:p text:style-name="P8">Oversaw four ovens, satisfied quality requested by individual costumers</text:p>
        </text:list-item>
        <text:list-item>
          <text:p text:style-name="P8">Served customers in compliant, professional and friendly manner</text:p>
        </text:list-item>
      </text:list>
      <text:p text:style-name="P4"/>
      <text:p text:style-name="P4">VOLUNTEER EXPERIENCE</text:p>
      <text:p text:style-name="Standard"><text:span text:style-name="T10">Haley House</text:span><text:span text:style-name="T9">; </text:span><text:span text:style-name="T3">Boston, MA<text:tab/><text:tab/><text:tab/><text:tab/><text:tab/><text:tab/><text:tab/><text:tab/>September 2010 – May 2011</text:span></text:p>
      <text:p text:style-name="P11">Volunteer</text:p>
      <text:list xml:id="list1116705876536118050" text:style-name="WW8Num11">
        <text:list-item>
          <text:p text:style-name="P9">Worked twice a week with the homeless, impoverished and elderly to assist them with a wide range problems, from clothing distribution to offering companionship</text:p>
        </text:list-item>
      </text:list>
      <text:p text:style-name="P4"/>
      <text:p text:style-name="Standard"><text:span text:style-name="T10">Camp Becket YMCA REACH;</text:span><text:span text:style-name="T9"> </text:span><text:span text:style-name="T3">Rosebud Reservation, South Dakota<text:tab/><text:tab/><text:tab/><text:tab/>June 2007 – July 2007</text:span></text:p>
      <text:p text:style-name="P11">Volunteer</text:p>
      <text:list xml:id="list9042520005038732520" text:style-name="WW8Num10">
        <text:list-item>
          <text:p text:style-name="P13"><text:span text:style-name="T3">Ran a daycare program for children on the reservation and cleaned the reservation </text:span></text:p>
        </text:list-item>
        <text:list-item>
          <text:p text:style-name="P10">Gained insight into current Native American issues, exercised role as cultural liaison</text:p>
        </text:list-item>
      </text:list>
      <text:p text:style-name="P4"/>
      <text:p text:style-name="P4">EXTRA CURRICULAR ACTIVITIES</text:p>
      <text:list xml:id="list192711754893533" text:continue-numbering="true" text:style-name="WW8Num10">
        <text:list-item>
          <text:p text:style-name="P10">Boston College Chorale<text:tab/><text:tab/><text:tab/><text:tab/><text:tab/><text:tab/><text:tab/><text:tab/> <text:s text:c="9"/>October 2012 – May 2013</text:p>
        </text:list-item>
        <text:list-item>
          <text:p text:style-name="P10">Piano<text:tab/><text:tab/><text:tab/><text:tab/><text:tab/><text:tab/><text:tab/><text:tab/><text:tab/><text:tab/><text:tab/> <text:s text:c="10"/>2000 – Present</text:p>
        </text:list-item>
        <text:list-item>
          <text:p text:style-name="P10">Intramural soccer; softball<text:tab/><text:tab/><text:tab/><text:tab/><text:tab/><text:tab/><text:tab/><text:tab/> <text:s text:c="10"/>2010 – Present</text:p>
        </text:list-item>
      </text:list>
      <text:p text:style-name="P4"><text:soft-page-break/></text:p>
      <text:p text:style-name="P4">SKILLS</text:p>
      <text:list xml:id="list192712302645515" text:continue-numbering="true" text:style-name="WW8Num10">
        <text:list-item>
          <text:p text:style-name="P10">Languages: Spanish, Italian, French, German </text:p>
        </text:list-item>
        <text:list-item>
          <text:p text:style-name="P10">Adobe <text:span text:style-name="T16">Creative Cloud</text:span> </text:p>
        </text:list-item>
      </text:list>
      <text:p text:style-name="P4"/>
      <text:p text:style-name="P4">EXPERIENCE ABROAD</text:p>
      <text:list xml:id="list192712145554799" text:continue-numbering="true" text:style-name="WW8Num10">
        <text:list-item>
          <text:p text:style-name="P10">Italy (6 months); France (4 months); Germany (9 months); Latin America (extensive trave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ambria" svg:font-family="Cambria" style:font-pitch="variable"/>
    <style:font-face style:name="Courier New" svg:font-family="'Courier New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WW8Num1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fo:font-size="6pt" style:font-name-asian="OpenSymbol" style:font-family-asian="OpenSymbol" style:font-charset-asian="x-symbol" style:font-size-asian="5.25pt" style:font-name-complex="OpenSymbol" style:font-family-complex="OpenSymbol" style:font-charset-complex="x-symbol" style:font-size-complex="6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5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0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0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ouie S</dc:title>
    <meta:initial-creator>Information Technology Services</meta:initial-creator>
    <meta:creation-date>2013-03-12T05:31:00</meta:creation-date>
    <dc:date>2015-03-28T19:27:11.437000000</dc:date>
    <meta:editing-cycles>13</meta:editing-cycles>
    <meta:editing-duration>PT47M57S</meta:editing-duration>
    <meta:generator>LibreOffice/4.4.0.3$Windows_x86 LibreOffice_project/de093506bcdc5fafd9023ee680b8c60e3e0645d7</meta:generator>
    <meta:document-statistic meta:table-count="0" meta:image-count="0" meta:object-count="0" meta:page-count="2" meta:paragraph-count="51" meta:word-count="382" meta:character-count="2684" meta:non-whitespace-character-count="2232"/>
  </office:meta>
</office:document-meta>
</file>